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itle">
      <style:text-properties fo:language="fr" fo:country="FR" fo:font-weight="normal" officeooo:rsid="0000d198" officeooo:paragraph-rsid="0000d198" style:font-weight-asian="normal" style:font-weight-complex="normal"/>
    </style:style>
    <style:style style:name="P2" style:family="paragraph" style:parent-style-name="Text_20_body">
      <style:text-properties fo:language="fr" fo:country="FR" fo:font-weight="normal" style:font-weight-asian="normal" style:font-weight-complex="normal"/>
    </style:style>
    <style:style style:name="P3" style:family="paragraph" style:parent-style-name="Text_20_body">
      <style:text-properties fo:language="fr" fo:country="FR" fo:font-style="italic" officeooo:rsid="0002c831" officeooo:paragraph-rsid="0002c831" style:font-style-asian="italic" style:font-style-complex="italic"/>
    </style:style>
    <style:style style:name="P4" style:family="paragraph" style:parent-style-name="Text_20_body">
      <style:text-properties fo:language="fr" fo:country="FR" fo:font-style="normal" officeooo:rsid="0002c831" officeooo:paragraph-rsid="0002c831" style:font-style-asian="normal" style:font-style-complex="normal"/>
    </style:style>
    <style:style style:name="P5" style:family="paragraph" style:parent-style-name="Text_20_body">
      <style:text-properties officeooo:paragraph-rsid="000bc797"/>
    </style:style>
    <style:style style:name="P6" style:family="paragraph" style:parent-style-name="Text_20_body">
      <style:text-properties officeooo:rsid="00104c2d" officeooo:paragraph-rsid="00104c2d"/>
    </style:style>
    <style:style style:name="P7" style:family="paragraph" style:parent-style-name="Text_20_body">
      <style:text-properties officeooo:rsid="00131308" officeooo:paragraph-rsid="00131308"/>
    </style:style>
    <style:style style:name="P8" style:family="paragraph" style:parent-style-name="Subtitle">
      <style:text-properties fo:language="fr" fo:country="FR" officeooo:rsid="0000d198" officeooo:paragraph-rsid="0000d198"/>
    </style:style>
    <style:style style:name="P9" style:family="paragraph" style:parent-style-name="Text_20_body">
      <style:text-properties fo:language="fr" fo:country="FR" fo:font-weight="normal" officeooo:rsid="0003b641" officeooo:paragraph-rsid="0003b641" style:font-weight-asian="normal" style:font-weight-complex="normal"/>
    </style:style>
    <style:style style:name="P10" style:family="paragraph" style:parent-style-name="Text_20_body">
      <style:text-properties fo:language="fr" fo:country="FR" fo:font-weight="normal" officeooo:rsid="00104c2d" officeooo:paragraph-rsid="00104c2d" style:font-weight-asian="normal" style:font-weight-complex="normal"/>
    </style:style>
    <style:style style:name="P11" style:family="paragraph" style:parent-style-name="Text_20_body">
      <style:text-properties fo:language="fr" fo:country="FR" fo:font-weight="normal" officeooo:rsid="00131308" officeooo:paragraph-rsid="00131308" style:font-weight-asian="normal" style:font-weight-complex="normal"/>
    </style:style>
    <style:style style:name="P12" style:family="paragraph" style:parent-style-name="Text_20_body">
      <style:text-properties fo:language="fr" fo:country="FR" fo:font-weight="normal" officeooo:paragraph-rsid="0001e478" style:font-weight-asian="normal" style:font-weight-complex="normal"/>
    </style:style>
    <style:style style:name="P13" style:family="paragraph" style:parent-style-name="Text_20_body">
      <style:text-properties fo:language="fr" fo:country="FR" fo:font-style="italic" fo:font-weight="normal" officeooo:rsid="0002c831" officeooo:paragraph-rsid="0002c831" style:font-style-asian="italic" style:font-weight-asian="normal" style:font-style-complex="italic" style:font-weight-complex="normal"/>
    </style:style>
    <style:style style:name="P14" style:family="paragraph" style:parent-style-name="Heading_20_3">
      <style:text-properties fo:language="fr" fo:country="FR" fo:font-weight="normal" style:font-weight-asian="normal" style:font-weight-complex="normal"/>
    </style:style>
    <style:style style:name="P15" style:family="paragraph" style:parent-style-name="Heading_20_3">
      <style:text-properties fo:language="fr" fo:country="FR" fo:font-weight="normal" officeooo:rsid="0003b641" officeooo:paragraph-rsid="0003b641" style:font-weight-asian="normal" style:font-weight-complex="normal"/>
    </style:style>
    <style:style style:name="P16" style:family="paragraph" style:parent-style-name="Heading_20_3">
      <style:text-properties fo:language="fr" fo:country="FR" fo:font-weight="normal" officeooo:paragraph-rsid="0001e478" style:font-weight-asian="normal" style:font-weight-complex="normal"/>
    </style:style>
    <style:style style:name="P17" style:family="paragraph" style:parent-style-name="Heading_20_3">
      <style:text-properties officeooo:paragraph-rsid="0001e478"/>
    </style:style>
    <style:style style:name="T1" style:family="text">
      <style:text-properties officeooo:rsid="0001e4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0555" style:font-weight-asian="normal" style:font-weight-complex="normal"/>
    </style:style>
    <style:style style:name="T4" style:family="text">
      <style:text-properties fo:font-style="normal" fo:font-weight="normal" officeooo:rsid="00080555" style:font-style-asian="normal" style:font-weight-asian="normal" style:font-style-complex="normal" style:font-weight-complex="normal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fo:language="fr" fo:country="FR" fo:font-weight="normal" officeooo:rsid="000794f6" style:font-weight-asian="normal" style:font-weight-complex="normal"/>
    </style:style>
    <style:style style:name="T7" style:family="text">
      <style:text-properties fo:language="fr" fo:country="FR" fo:font-weight="normal" officeooo:rsid="0000fab8" style:font-weight-asian="normal" style:font-weight-complex="normal"/>
    </style:style>
    <style:style style:name="T8" style:family="text">
      <style:text-properties fo:language="fr" fo:country="FR" fo:font-weight="normal" officeooo:rsid="0001e478" style:font-weight-asian="normal" style:font-weight-complex="normal"/>
    </style:style>
    <style:style style:name="T9" style:family="text">
      <style:text-properties fo:language="fr" fo:country="FR" fo:font-weight="normal" officeooo:rsid="001477d8" style:font-weight-asian="normal" style:font-weight-complex="normal"/>
    </style:style>
    <style:style style:name="T10" style:family="text">
      <style:text-properties fo:language="fr" fo:country="FR" fo:font-weight="normal" officeooo:rsid="00156350" style:font-weight-asian="normal" style:font-weight-complex="normal"/>
    </style:style>
    <style:style style:name="T11" style:family="text">
      <style:text-properties fo:language="fr" fo:country="FR" fo:font-weight="normal" officeooo:rsid="00169e4d" style:font-weight-asian="normal" style:font-weight-complex="normal"/>
    </style:style>
    <style:style style:name="T12" style:family="text">
      <style:text-properties fo:language="fr" fo:country="FR" fo:font-weight="normal" officeooo:rsid="001980d6" style:font-weight-asian="normal" style:font-weight-complex="normal"/>
    </style:style>
    <style:style style:name="T13" style:family="text">
      <style:text-properties fo:color="#000000" fo:language="fr" fo:country="FR" style:text-underline-style="none" fo:font-weight="normal" officeooo:rsid="000794f6" style:font-weight-asian="normal" style:font-weight-complex="normal"/>
    </style:style>
    <style:style style:name="T14" style:family="text">
      <style:text-properties fo:color="#000000" fo:language="fr" fo:country="FR" style:text-underline-style="none" fo:font-weight="normal" officeooo:rsid="00080555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ACT :</text:p>
      <text:p text:style-name="P8">TP Programmation dynamique : Hexapawn</text:p>
      <text:h text:style-name="P15" text:outline-level="3">Binôme :</text:h>
      <text:p text:style-name="P9">- Pelage François-Xavier</text:p>
      <text:p text:style-name="P9">- Philippot Grégoire</text:p>
      <text:p text:style-name="P2"/>
      <text:h text:style-name="P14" text:outline-level="3">Question 1 :</text:h>
      <text:p text:style-name="P5"><text:span text:style-name="T6">Pour tout x</text:span><text:span text:style-name="T7">i</text:span><text:span text:style-name="T6">, x représentant un successeur de la configuration et i </text:span><text:span text:style-name="T2">∈ </text:span><text:span text:style-name="T13">ℝ, </text:span><text:span text:style-name="T14">et X, représentant la valeur de configuration où un des deux joueurs gagne.</text:span></text:p>
      <text:p text:style-name="P13">Cas où un des successeurs a au moins une valeur négative :</text:p>
      <text:p text:style-name="P4"><text:span text:style-name="T3">X = </text:span><draw:frame draw:style-name="fr1" draw:name="Object1" text:anchor-type="as-char" svg:y="-0.152in" svg:width="2.6402in" svg:height="0.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>Cas où les successeurs sont tous positifs :</text:p>
      <text:p text:style-name="P3"><text:span text:style-name="T4">X = </text:span><text:span text:style-name="T4"><draw:frame draw:style-name="fr1" draw:name="Object2" text:anchor-type="as-char" svg:y="-0.152in" svg:width="2.6764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h text:style-name="P16" text:outline-level="3">Question <text:span text:style-name="T1">2</text:span> :</text:h>
      <text:p text:style-name="P10">Plateau :</text:p>
      <text:p text:style-name="P6"><text:span text:style-name="T5">- </text:span><text:span text:style-name="T9">configuration : String[</text:span><text:span text:style-name="T10">hauteur</text:span><text:span text:style-name="T9">][</text:span><text:span text:style-name="T10">largeur</text:span><text:span text:style-name="T9">]</text:span></text:p>
      <text:p text:style-name="P10">- largeur : int</text:p>
      <text:p text:style-name="P10">- hauteur : int</text:p>
      <text:p text:style-name="P6"><text:span text:style-name="T5">- pions blanc : liste de pion ‘</text:span><text:span text:style-name="T12">P</text:span><text:span text:style-name="T5">’</text:span></text:p>
      <text:p text:style-name="P6"><text:span text:style-name="T5">- pions noir : liste de pion ‘</text:span><text:span text:style-name="T12">p</text:span><text:span text:style-name="T5">’</text:span></text:p>
      <text:p text:style-name="P10">- partie finie : boolean</text:p>
      <text:p text:style-name="P10"/>
      <text:p text:style-name="P11">Pion :</text:p>
      <text:p text:style-name="P11">- coordonnée x : int</text:p>
      <text:p text:style-name="P11">- coordonnée y : int</text:p>
      <text:p text:style-name="P7"><text:span text:style-name="T5">- couleur du pion : </text:span><text:span text:style-name="T11">String P → blanc OU p → noir</text:span></text:p>
      <text:p text:style-name="P11"/>
      <text:h text:style-name="P17" text:outline-level="3"><text:soft-page-break/><text:span text:style-name="T5">Question </text:span><text:span text:style-name="T8">3</text:span><text:span text:style-name="T5"> :</text:span>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29:10.302750005</meta:creation-date>
    <meta:editing-duration>P0D</meta:editing-duration>
    <meta:editing-cycles>1</meta:editing-cycles>
    <meta:generator>LibreOffice/6.0.7.3$Linux_X86_64 LibreOffice_project/00m0$Build-3</meta:generator>
    <meta:document-statistic meta:table-count="0" meta:image-count="0" meta:object-count="2" meta:page-count="2" meta:paragraph-count="24" meta:word-count="136" meta:character-count="659" meta:non-whitespace-character-count="545"/>
  </office:meta>
</office:document-meta>
</file>

<file path=Object 1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i mathvariant="italic">plus</mi>
            <mi mathvariant="italic">petite</mi>
            <mi mathvariant="italic">valeur</mi>
            <mi mathvariant="italic">négative</mi>
            <mi mathvariant="italic">de</mi>
            <mrow>
              <mi mathvariant="italic">xi</mi>
              <mo stretchy="false">−</mo>
              <mn>1</mn>
            </mrow>
          </mrow>
        </mrow>
        <mo fence="true" stretchy="false">)</mo>
      </mrow>
    </mrow>
    <annotation encoding="StarMath 5.0">-( plus petite valeur négative de xi -1  ) </annotation>
  </semantics>
</math>
</file>

<file path=Object 2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i mathvariant="italic">plus</mi>
            <mi mathvariant="italic">grande</mi>
            <mi mathvariant="italic">valeur</mi>
            <mi mathvariant="italic">positive</mi>
            <mi mathvariant="italic">de</mi>
            <mrow>
              <mi mathvariant="italic">xi</mi>
              <mo stretchy="false">+</mo>
              <mn>1</mn>
            </mrow>
          </mrow>
        </mrow>
        <mo fence="true" stretchy="false">)</mo>
      </mrow>
    </mrow>
    <annotation encoding="StarMath 5.0">-( plus grande valeur positive de xi + 1 ) </annotation>
  </semantics>
</math>
</file>